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svg:stroke-color="#b84700" draw:fill-color="#ffff99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9cm" fo:min-width="0cm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3.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6.1cm" svg:height="1.7cm" svg:x="1.8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1cm" svg:height="1.7cm" svg:x="12.3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1cm" svg:height="1.7cm" svg:x="6.9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8cm" svg:y1="2.2cm" svg:x2="11.6cm" svg:y2="2.2cm">
          <text:p/>
        </draw:line>
        <draw:line draw:style-name="gr3" draw:text-style-name="P1" draw:layer="layout" svg:x1="11.5cm" svg:y1="2.8cm" svg:x2="8.8cm" svg:y2="2.8cm">
          <text:p/>
        </draw:line>
        <draw:line draw:style-name="gr3" draw:text-style-name="P1" draw:layer="layout" svg:x1="5.4cm" svg:y1="3.6cm" svg:x2="6.9cm" svg:y2="5.5cm">
          <text:p/>
        </draw:line>
        <draw:line draw:style-name="gr3" draw:text-style-name="P1" draw:layer="layout" svg:x1="6.4cm" svg:y1="5.8cm" svg:x2="4.9cm" svg:y2="3.9cm">
          <text:p/>
        </draw:line>
        <draw:g>
          <draw:line draw:style-name="gr3" draw:text-style-name="P1" draw:layer="layout" svg:x1="14.6cm" svg:y1="3.6cm" svg:x2="13.1cm" svg:y2="5.5cm">
            <text:p/>
          </draw:line>
          <draw:line draw:style-name="gr3" draw:text-style-name="P1" draw:layer="layout" svg:x1="13.6cm" svg:y1="5.8cm" svg:x2="15.1cm" svg:y2="3.9cm">
            <text:p/>
          </draw:line>
        </draw:g>
        <draw:frame draw:style-name="gr4" draw:text-style-name="P2" draw:layer="layout" svg:width="5.197cm" svg:height="1.199cm" svg:x="7.5cm" svg:y="5.8cm">
          <draw:text-box>
            <text:p text:style-name="P1"><text:span text:style-name="T1">Modelowanie i</text:span></text:p>
            <text:p text:style-name="P1"><text:span text:style-name="T1">Symulacja Komputerowa</text:span></text:p>
          </draw:text-box>
        </draw:frame>
        <draw:frame draw:style-name="gr5" draw:layer="layout" svg:width="2.225cm" svg:height="0.962cm" svg:x="3.6cm" svg:y="2.038cm">
          <draw:text-box>
            <text:p>Teoria</text:p>
          </draw:text-box>
        </draw:frame>
        <draw:frame draw:style-name="gr4" draw:layer="layout" svg:width="4.202cm" svg:height="0.962cm" svg:x="13.398cm" svg:y="2.038cm">
          <draw:text-box>
            <text:p>Eksperyment</text:p>
          </draw:text-box>
        </draw:frame>
        <draw:frame draw:style-name="gr6" draw:text-style-name="P3" draw:layer="layout" svg:width="5.159cm" svg:height="0.745cm" svg:x="7.709cm" svg:y="2.881cm">
          <draw:text-box>
            <text:p><text:span text:style-name="T2">sugeruje i uwiarygadnia teorie</text:span></text:p>
          </draw:text-box>
        </draw:frame>
        <draw:frame draw:style-name="gr7" draw:text-style-name="P3" draw:layer="layout" svg:width="3.872cm" svg:height="1.239cm" svg:x="8.3cm" svg:y="1cm">
          <draw:text-box>
            <text:p><text:span text:style-name="T2">sugeruje i interpretuje</text:span></text:p>
            <text:p text:style-name="P1"><text:span text:style-name="T2">doświadczenia</text:span></text:p>
          </draw:text-box>
        </draw:frame>
        <draw:frame draw:style-name="gr8" draw:text-style-name="P4" draw:layer="layout" svg:width="2.8cm" svg:height="1.039cm" svg:x="2.7cm" svg:y="3.661cm">
          <draw:text-box>
            <text:p text:style-name="P1"><text:span text:style-name="T2">sugeruje teorie</text:span></text:p>
          </draw:text-box>
        </draw:frame>
        <draw:frame draw:style-name="gr9" draw:text-style-name="P3" draw:layer="layout" svg:width="3.6cm" svg:height="1.6cm" svg:x="2.494cm" svg:y="4.794cm">
          <draw:text-box>
            <text:p text:style-name="P1"><text:span text:style-name="T2">wykonuje dokładne obliczenia</text:span></text:p>
          </draw:text-box>
        </draw:frame>
        <draw:frame draw:style-name="gr10" draw:text-style-name="P4" draw:layer="layout" svg:width="3.7cm" svg:height="1.2cm" svg:x="3.4cm" svg:y="5.9cm">
          <draw:text-box>
            <text:p text:style-name="P1"><text:span text:style-name="T2">wykonuje obliczenia w dużej skali</text:span></text:p>
          </draw:text-box>
        </draw:frame>
        <draw:frame draw:style-name="gr4" draw:layer="layout" svg:width="3.63cm" svg:height="0.962cm" svg:x="5.87cm" svg:y="3.6cm">
          <draw:text-box>
            <text:p><text:span text:style-name="T2">dostarcza</text:span> <text:span text:style-name="T2">równania</text:span></text:p>
          </draw:text-box>
        </draw:frame>
        <draw:frame draw:style-name="gr4" draw:text-style-name="P3" draw:layer="layout" svg:width="3.309cm" svg:height="0.645cm" svg:x="6.5cm" svg:y="4.455cm">
          <draw:text-box>
            <text:p><text:span text:style-name="T2">interpretuje wyniki</text:span></text:p>
          </draw:text-box>
        </draw:frame>
        <draw:frame draw:style-name="gr4" draw:text-style-name="P3" draw:layer="layout" svg:width="2.741cm" svg:height="0.645cm" svg:x="11.1cm" svg:y="4.1cm">
          <draw:text-box>
            <text:p><text:span text:style-name="T2">generuje dane</text:span></text:p>
          </draw:text-box>
        </draw:frame>
        <draw:frame draw:style-name="gr4" draw:text-style-name="P3" draw:layer="layout" svg:width="3.156cm" svg:height="0.645cm" svg:x="13.244cm" svg:y="6.1cm">
          <draw:text-box>
            <text:p><text:span text:style-name="T2">steruje aparaturą</text:span></text:p>
          </draw:text-box>
        </draw:frame>
        <draw:frame draw:style-name="gr11" draw:text-style-name="P1" draw:layer="layout" svg:width="2.839cm" svg:height="0.962cm" svg:x="13.861cm" svg:y="5.238cm">
          <draw:text-box>
            <text:p text:style-name="P1"><text:span text:style-name="T2">analizuje</text:span> <text:span text:style-name="T2">dane</text:span></text:p>
          </draw:text-box>
        </draw:frame>
        <draw:frame draw:style-name="gr4" draw:text-style-name="P4" draw:layer="layout" svg:width="2.805cm" svg:height="1.039cm" svg:x="14.5cm" svg:y="4.561cm">
          <draw:text-box>
            <text:p text:style-name="P1"><text:span text:style-name="T2">sugeruje</text:span></text:p>
            <text:p text:style-name="P1"><text:span text:style-name="T2">doświadczenia</text:span></text:p>
          </draw:text-box>
        </draw:frame>
        <draw:frame draw:style-name="gr12" draw:text-style-name="P5" draw:layer="layout" svg:width="3.368cm" svg:height="1.1cm" svg:x="15.144cm" svg:y="3.7cm">
          <draw:text-box>
            <text:p text:style-name="P5">modeluje</text:p>
            <text:p text:style-name="P5">rzeczywiste proces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6T10:34:13</meta:creation-date>
    <dc:date>2013-06-26T11:13:59</dc:date>
    <meta:editing-duration>PT1M7S</meta:editing-duration>
    <meta:editing-cycles>4</meta:editing-cycles>
    <meta:generator>LibreOffice/4.0.3.3$Linux_X86_64 LibreOffice_project/400m0$Build-3</meta:generator>
    <meta:document-statistic meta:object-count="25"/>
  </office:meta>
</office:document-meta>
</file>